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master-page-name="Standard">
      <style:paragraph-properties fo:margin-top="0in" fo:margin-bottom="0in" loext:contextual-spacing="false" style:page-number="1" fo:padding="0in" fo:border="none"/>
    </style:style>
    <style:style style:name="T1" style:family="text">
      <style:text-properties fo:font-size="14pt" fo:font-weight="bold" style:font-size-asian="14pt" style:font-weight-asian="bold" style:font-size-complex="14pt"/>
    </style:style>
    <style:style style:name="T2" style:family="text">
      <style:text-properties fo:font-size="14pt" fo:font-style="italic" fo:font-weight="bold" style:font-size-asian="14pt" style:font-style-asian="italic" style:font-weight-asian="bold" style:font-size-complex="14pt"/>
    </style:style>
    <style:style style:name="T3" style:family="text">
      <style:text-properties fo:font-weight="bold" style:font-weight-asian="bold"/>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troduction to the CubeSpawn ‘625’ Series</text:span></text:p>
      <text:p text:style-name="P1"/>
      <text:p text:style-name="P1">If you're reading this, you're exploring the CubeSpawn Open Source Manufacturing System.</text:p>
      <text:p text:style-name="P1"/>
      <text:p text:style-name="P1">“625” <text:s/>denotes 600mm Cubes made from 25 mm Extrusion</text:p>
      <text:p text:style-name="P1"/>
      <text:p text:style-name="P1">Why “CubeSpawn?”</text:p>
      <text:p text:style-name="P1"/>
      <text:p text:style-name="P1">At the time of its conception it was “cubes making cubes” or cubes spawning cubes… ...It was a unique search term (with the popularity of MineCraft this is no longer true) and wrapped up the concept of a modular, recursive, cubical, form factor based system; in one word. </text:p>
      <text:p text:style-name="P1"/>
      <text:p text:style-name="P1">Since 2009, it has remained relevant to what the process does and what it is.</text:p>
      <text:p text:style-name="P1"/>
      <text:p text:style-name="P1">This literature pertains to the 600mm (23.622 inches) model, this size was designed to be a balance between low cost and reasonable capabilities, the 600mm size was chosen for several ergonomic reasons and to conform to international (Metric) units while still interacting gracefully with the U.S.’s feet and inches supply chain.</text:p>
      <text:p text:style-name="P1"/>
      <text:p text:style-name="P1">As benchtop sized machine, these models are in line with many of the open source 3D printers, laser cutters and tabletop routers that have come out in recent years.</text:p>
      <text:p text:style-name="P1"/>
      <text:p text:style-name="P1">While there are many open source machine designs in the world today and many more coming out regularly, very few of them are designed with automation in mind, that is to say: <text:span text:style-name="T3">completely hands off operation</text:span> and an <text:span text:style-name="T3">ability to load</text:span> and <text:span text:style-name="T3">unload work</text:span> into them <text:span text:style-name="T3">automatically</text:span>, This is what CubeSpawn’s main purpose is. We want to make <text:span text:style-name="T4">completely automatic</text:span> sets of machines that work together to create tools, products and projects from software templates, making it easier to build things anywhere.</text:p>
      <text:p text:style-name="P1"/>
      <text:p text:style-name="P1">This approach is mini / micro designed for scaling industry. When realized CubeSpawn produce’s small batches of high-tech machines and devices from digital blueprints. The blueprints contain more information than simply the shape and layout of a machine or device, they must also inclusively contain all details for preparation of raw materials,to make the objects needed plus all the details needed of how to assemble them and so on. </text:p>
      <text:p text:style-name="P1"/>
      <text:p text:style-name="P1">This sounds complex (and in some ways it is) but this process is used daily in industry to make all the objects we buy and use, the real goal here is to put a version of industry into the hands of anyone who needs to make things while layering the technical requirements so that ANYONE can make the things they need, with a minimum of barriers.</text:p>
      <text:p text:style-name="P1"/>
      <text:p text:style-name="P1">All of this is open source so that anyone with specialized knowledge can improve the process for their own needs, and (if they choose to give back) their improvements can make the process easier for anyone else who chooses to use the system.</text:p>
      <text:p text:style-name="P1"/>
      <text:p text:style-name="P1"><text:span text:style-name="T2">How does it work?</text:span></text:p>
      <text:p text:style-name="P1"><text:soft-page-break/></text:p>
      <text:p text:style-name="P1">Each Cube contains a machine, built for a specific purpose, initially it will be one of the following 5 machines:</text:p>
      <text:p text:style-name="P1">Lathe,</text:p>
      <text:p text:style-name="P1">Milling Machine,</text:p>
      <text:p text:style-name="P1">Surface Grinder</text:p>
      <text:p text:style-name="P1">3D Printer</text:p>
      <text:p text:style-name="P1">Pallet Mover</text:p>
      <text:p text:style-name="P1">the first 4 machines all change materials shapes by cutting or depositing the material, the 5th machine transports the workpiece between the other 4</text:p>
      <text:p text:style-name="P1"/>
      <text:p text:style-name="P1">Unlike most of the small machines being built, these are not designed to be controlled directly by a human operator, but rather, are designed to be operated automatically by software </text:p>
      <text:p text:style-name="P1"/>
      <text:p text:style-name="P1"><text:span text:style-name="T2">How Do I start?</text:span></text:p>
      <text:p text:style-name="P1"/>
      <text:p text:style-name="P1">There are 4 main ways to get started with a CubeSpawn system.</text:p>
      <text:p text:style-name="P1">Tradeoffs between these methods are shown as a balance between Time, Money, Skills and Resources</text:p>
      <text:p text:style-name="P1"/>
      <text:p text:style-name="P1">Scratch Build/Bootstrap (Time ***** Skills ***** Money *)</text:p>
      <text:p text:style-name="P1">This is potentially the lowest (monetary) cost, but you must have access to quite a large number of tools and some shop-space. this also requires the largest number of skills. It can take a few months, depending on how much time you can spend on this project. (link to bootstrappers document)</text:p>
      <text:p text:style-name="P1"/>
      <text:p text:style-name="P1">Kit Build/ Bootstrap (Time **** Skills *** Money **)</text:p>
      <text:p text:style-name="P1">You may buy kits for basic machines and assemble them yourself, then use those machines to build the rest of your system <text:s/>(link to cost/time estimate, required tools, and recommended start path)</text:p>
      <text:p text:style-name="P1"/>
      <text:p text:style-name="P1">All Kits (Time *** Skills ** Money ***)</text:p>
      <text:p text:style-name="P1">Buy 1 kit for each desired machine, connect the machines together. (link to recommended kits document)</text:p>
      <text:p text:style-name="P1"/>
      <text:p text:style-name="P1">Buy Assembled. (Time * Skills * Money *****)</text:p>
      <text:p text:style-name="P1"><text:soft-page-break/>You may purchase Finished Modules from the CubeSpawn Store</text:p>
      <text:p text:style-name="P1">Quick, requires only a few basic tools, Best solution for a quick start to a business application.</text:p>
      <text:p text:style-name="P1">(link to startup from assembled document)</text:p>
      <text:p text:style-name="P1"/>
      <text:p text:style-name="P1">Keep in mind, even under best case times, this is NOT a weekend project, it takes time to build/assemble/setup/calibrate a system of machines, even when they are designed to work together. and the effort invested in ensuring everything is setup and working properly pays you back in less problems and higher quality produc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5" meta:word-count="767" meta:character-count="4547" meta:non-whitespace-character-count="3810"/>
    <meta:generator>LibreOfficeDev/5.1.0.3$Linux_X86_64 LibreOffice_project/</meta:generator>
  </office:meta>
</office:document-meta>
</file>